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0b72" officeooo:paragraph-rsid="00150b72"/>
    </style:style>
    <style:style style:name="P2" style:family="paragraph" style:parent-style-name="Standard">
      <style:text-properties officeooo:rsid="0017a351" officeooo:paragraph-rsid="00150b72"/>
    </style:style>
    <style:style style:name="P3" style:family="paragraph" style:parent-style-name="Standard">
      <style:text-properties officeooo:rsid="0017a351" officeooo:paragraph-rsid="0017a351"/>
    </style:style>
    <style:style style:name="T1" style:family="text">
      <style:text-properties officeooo:rsid="00157beb"/>
    </style:style>
    <style:style style:name="T2" style:family="text">
      <style:text-properties officeooo:rsid="0015f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Tool</text:p>
      <text:p text:style-name="P1"/>
      <text:p text:style-name="P1"/>
      <text:p text:style-name="P1">O professor e o aluno devem ser capazes de se autenticar para entrar na plataforma. Após autenticado, o professor deve poder manter matérias, que os alunos devem se inscrever utilizando uma senha. Para cada matéria, vários exercicios podem ser mantidos pelo professor, esses exercicios teram uma descrição e uma nota. Para realizar a correção do exercicio, uma bateria de testes é executada, cada teste deve ter uma entrada para a resolução do exercicio efetuada pelo aluno, e um output gabarito, que é informado pelo professor, como resposta ideal para a entrada.</text:p>
      <text:p text:style-name="P1"/>
      <text:p text:style-name="P1"><text:tab/>Para a correção de cada resolução, a plataforma deve efetuar uma chamada para uma API, enviando a resolução e o teste para qual esta efetuando a resolução. Esta API retorna a nota da resolução <text:span text:style-name="T1">em relação ao teste. Esse processo se repete para cada um dos testes do exercicio.</text:span></text:p>
      <text:p text:style-name="P1"><text:s/></text:p>
      <text:p text:style-name="P1"><text:tab/><text:span text:style-name="T2">O aluno deve ter acesso a todos os exercicios de <text:s/>uma matéria matriculada, e pode submeter uma resolução para o exercicio. Essa resolução deve ser corrigida, e deve retornar para o aluno sua nota. Se a nota for inferior a nota máxima, o aluno pode enviar a resolução novamente, permitindo no máximo até 3 submissões para um exercicio.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4:10:10.037937265</meta:creation-date>
    <dc:date>2019-10-25T16:53:12.199450500</dc:date>
    <meta:editing-duration>PT2H17M34S</meta:editing-duration>
    <meta:editing-cycles>1</meta:editing-cycles>
    <meta:document-statistic meta:table-count="0" meta:image-count="0" meta:object-count="0" meta:page-count="1" meta:paragraph-count="5" meta:word-count="199" meta:character-count="1190" meta:non-whitespace-character-count="991"/>
    <meta:generator>LibreOffice/6.0.7.3$Linux_X86_64 LibreOffice_project/00m0$Build-3</meta:generator>
  </office:meta>
</office:document-meta>
</file>